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7.985cm" svg:y="5.44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175cm" svg:height="1.905cm" svg:x="4.175cm" svg:y="2.27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175cm" svg:height="1.905cm" svg:x="11.795cm" svg:y="2.27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795cm" svg:y1="3.222cm" svg:x2="7.35cm" svg:y2="3.222cm" draw:start-shape="id1" draw:start-glue-point="3" draw:end-shape="id2" draw:end-glue-point="1" svg:d="m11795 3222h-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1-02-16T21:05:45</meta:creation-date>
    <meta:generator>OpenOffice.org/3.2$Unix OpenOffice.org_project/320m12$Build-9483</meta:generator>
    <dc:date>2011-02-16T22:34:06</dc:date>
    <dc:creator>Hamlet D'Arcy</dc:creator>
    <meta:editing-duration>PT00H00M07S</meta:editing-duration>
    <meta:editing-cycles>1</meta:editing-cycles>
    <meta:document-statistic meta:object-count="4"/>
  </office:meta>
</office:document-meta>
</file>